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94.44mm" svg:y="12.48mm">
            <draw:object draw:notify-on-update-of-ranges="Sheet1.A6:Sheet1.A16 Sheet1.B6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1-[.A6];[.$B$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POWER(1-[.A7];[.$B$4])" office:value-type="float" office:value="0.3486784401" calcext:value-type="float">
            <text:p>0.34867844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POWER(1-[.A8];[.$B$4])" office:value-type="float" office:value="0.1073741824" calcext:value-type="float">
            <text:p>0.107374182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POWER(1-[.A9];[.$B$4])" office:value-type="float" office:value="0.0282475249" calcext:value-type="float">
            <text:p>0.02824752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POWER(1-[.A10];[.$B$4])" office:value-type="float" office:value="0.0060466176" calcext:value-type="float">
            <text:p>0.00604661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POWER(1-[.A11];[.$B$4])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POWER(1-[.A12];[.$B$4])" office:value-type="float" office:value="0.0001048576" calcext:value-type="float">
            <text:p>0.000104857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POWER(1-[.A13];[.$B$4])" office:value-type="float" office:value="0.00000590489999999999" calcext:value-type="float">
            <text:p>5.90489999999999E-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POWER(1-[.A14];[.$B$4])" office:value-type="float" office:value="0.0000001024" calcext:value-type="float">
            <text:p>1.024E-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POWER(1-[.A15];[.$B$4])" office:value-type="float" office:value="0.0000000000999999999999998" calcext:value-type="float">
            <text:p>9.99999999999998E-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1-[.A16];[.$B$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15:12:31.886726252</meta:creation-date>
    <dc:date>2021-06-21T19:58:34.319194050</dc:date>
    <meta:editing-duration>PT4H5M31S</meta:editing-duration>
    <meta:editing-cycles>1</meta:editing-cycles>
    <meta:document-statistic meta:table-count="1" meta:cell-count="26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6:Sheet1.B16" svg:x="1.281cm" svg:y="0.498cm" svg:width="12.506cm" svg:height="8.645cm">
          <chartooo:coordinate-region svg:x="2.008cm" svg:y="0.698cm" svg:width="11.53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6" chart:class="chart:scatter">
            <chart:domain table:cell-range-address="Sheet1.A6:Sheet1.A1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16</svg:desc>
                </draw:g>
              </table:table-cell>
              <table:table-cell office:value-type="float" office:value="1">
                <text:p>1</text:p>
                <draw:g>
                  <svg:desc>Sheet1.B6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3486784401">
                <text:p>0.3486784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073741824">
                <text:p>0.1073741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282475249">
                <text:p>0.0282475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60466176">
                <text:p>0.0060466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01048576">
                <text:p>0.0001048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0000590489999999999">
                <text:p>0.0000059048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00001024">
                <text:p>0.0000001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00000000999999999999998">
                <text:p>0.000000000099999999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